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pecifications</text:span></text:p>
      <text:list xml:id="list2835921327991625105" text:style-name="L1">
        <text:list-item>
          <text:p text:style-name="P3">Mode: MM/MC (switchable) </text:p>
        </text:list-item>
        <text:list-item>
          <text:p text:style-name="P3">Gain at 1 kHz: 40 dB (MM)/60 dB (MC) </text:p>
        </text:list-item>
        <text:list-item>
          <text:p text:style-name="P3">Input impedance (MM): 47 kΩ + 220 pF fixed </text:p>
        </text:list-item>
        <text:list-item>
          <text:p text:style-name="P3">Input impedance (MC): 47 kΩ + 1 nF (modifiable with external load plugs) </text:p>
        </text:list-item>
        <text:list-item>
          <text:p text:style-name="P3">Frequency response (flat): 20 Hz - 20 kHz ±0.3 dB </text:p>
        </text:list-item>
        <text:list-item>
          <text:p text:style-name="P3">Frequency response (-3 dB): 10 Hz - 50 kHz </text:p>
        </text:list-item>
        <text:list-item>
          <text:p text:style-name="P3">RIAA curve accuracy: ±0.3 dB </text:p>
        </text:list-item>
        <text:list-item>
          <text:p text:style-name="P3">THD+N: &lt;0.013% (MM)/&lt;0.055% (MC) </text:p>
        </text:list-item>
        <text:list-item>
          <text:p text:style-name="P3">Signal-to-noise ratio: &gt;86 dB (MM)/&gt;72 dB (MC) </text:p>
        </text:list-item>
        <text:list-item>
          <text:p text:style-name="P3">Crosstalk: ≧40 dB </text:p>
        </text:list-item>
        <text:list-item>
          <text:p text:style-name="P3">Input sensitivity (MM): 3.29 mVrms for -10 dBV output (316 mVrms) </text:p>
        </text:list-item>
        <text:list-item>
          <text:p text:style-name="P3">Input sensitivity (MC): 0.325 mVrms for -10 dBV output (316 mVrms) </text:p>
        </text:list-item>
        <text:list-item>
          <text:p text:style-name="P3">Max. output voltage: 482 mVrms at 5 mVrms input (1 kHz) </text:p>
        </text:list-item>
        <text:list-item>
          <text:p text:style-name="P3">Output impedance: 47 Ω </text:p>
        </text:list-item>
        <text:list-item>
          <text:p text:style-name="P3">Input connections: 3 pairs of RCA sockets (left/right) </text:p>
        </text:list-item>
        <text:list-item>
          <text:p text:style-name="P3">Output connections: 1 pair of RCA sockets (left/right) </text:p>
        </text:list-item>
        <text:list-item>
          <text:p text:style-name="P3">Power supply: 24 V DC </text:p>
        </text:list-item>
      </text:list>
      <text:p text:style-name="P2"/>
      <text:p text:style-name="P2"/>
      <text:list xml:id="list32378780" text:continue-numbering="true" text:style-name="L1">
        <text:list-item>
          <text:p text:style-name="P3">Power consumption: 3.5 W/15 mA </text:p>
        </text:list-item>
        <text:list-item>
          <text:p text:style-name="P3">Weight: 511 g (not including power supply) </text:p>
        </text:list-item>
        <text:list-item>
          <text:p text:style-name="P3">Dimensions (W x H x D): 150 x 50 x 117 mm </text:p>
        </text:list-item>
        <text:list-item>
          <text:p text:style-name="P3">A/D converter: Tenor TE7022L 24Bit Delta Sigma </text:p>
        </text:list-item>
        <text:list-item>
          <text:p text:style-name="P3">Sampling rates: 8,16, 32, 44.1, 48, 96 kHz </text:p>
        </text:list-item>
        <text:list-item>
          <text:p text:style-name="P3">USB output: USB 2.0, fully backward-compatible with USB 1.1 </text:p>
        </text:list-item>
        <text:list-item>
          <text:p text:style-name="P1">Operating systems: Windows® 8, Windows® 7, Vista, XP, Mac OS®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7S</meta:editing-duration>
    <meta:editing-cycles>4</meta:editing-cycles>
    <meta:generator>OpenOffice/4.1.1$Win32 OpenOffice.org_project/411m6$Build-9775</meta:generator>
    <dc:date>2018-02-07T12:18:16.90</dc:date>
    <dc:creator>Marti </dc:creator>
    <meta:document-statistic meta:table-count="0" meta:image-count="0" meta:object-count="0" meta:page-count="1" meta:paragraph-count="25" meta:word-count="213" meta:character-count="1108"/>
    <meta:user-defined meta:name="Info 1"/>
    <meta:user-defined meta:name="Info 2"/>
    <meta:user-defined meta:name="Info 3"/>
    <meta:user-defined meta:name="Info 4"/>
  </office:meta>
</office:document-meta>
</file>